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7.332cm" svg:height="14.715cm" svg:x="22.239cm" svg:y="0.319cm">
            <draw:object draw:notify-on-update-of-ranges="Hoja1.A2:Hoja1.A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Muestra:</text:p>
          </table:table-cell>
          <table:table-cell/>
          <table:table-cell table:style-name="ce1" office:value-type="string" calcext:value-type="string">
            <text:p>Variable Aleatoria:</text:p>
          </table:table-cell>
          <table:table-cell office:value-type="string" calcext:value-type="string">
            <text:p>‘Diferencia de Goles en Champions League de clubes’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table:style-name="ce1"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style-name="ce1" office:value-type="string" calcext:value-type="string">
            <text:p>Media</text:p>
          </table:table-cell>
          <table:table-cell table:formula="of:=AVERAGE([.A2:.A531])" office:value-type="float" office:value="5.27" calcext:value-type="float">
            <text:p>5,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style-name="ce1" office:value-type="string" calcext:value-type="string">
            <text:p>Min</text:p>
          </table:table-cell>
          <table:table-cell table:formula="of:=MIN([.A2:.A301])"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style-name="ce1" office:value-type="string" calcext:value-type="string">
            <text:p>Máx</text:p>
          </table:table-cell>
          <table:table-cell table:formula="of:=MAX([.A2:.A301])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style-name="ce1" office:value-type="string" calcext:value-type="string">
            <text:p>Rango</text:p>
          </table:table-cell>
          <table:table-cell table:formula="of:=[.D5]-[.D4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-27" calcext:value-type="float">
            <text:p>-27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37" calcext:value-type="float">
            <text:p>-3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table:number-columns-repeated="3"/>
        </table:table-row>
        <table:table-row table:style-name="ro1">
          <table:table-cell office:value-type="float" office:value="-70" calcext:value-type="float">
            <text:p>-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office:value-type="float" office:value="-11" calcext:value-type="float">
            <text:p>-11</text:p>
          </table:table-cell>
          <table:table-cell table:number-columns-repeated="3"/>
        </table:table-row>
        <table:table-row table:style-name="ro1">
          <table:table-cell office:value-type="float" office:value="-29" calcext:value-type="float">
            <text:p>-29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3"/>
        </table:table-row>
        <table:table-row table:style-name="ro1">
          <table:table-cell office:value-type="float" office:value="-27" calcext:value-type="float">
            <text:p>-27</text:p>
          </table:table-cell>
          <table:table-cell table:number-columns-repeated="3"/>
        </table:table-row>
        <table:table-row table:style-name="ro1">
          <table:table-cell office:value-type="float" office:value="-75" calcext:value-type="float">
            <text:p>-7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-11" calcext:value-type="float">
            <text:p>-11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office:value-type="float" office:value="-17" calcext:value-type="float">
            <text:p>-17</text:p>
          </table:table-cell>
          <table:table-cell table:number-columns-repeated="3"/>
        </table:table-row>
        <table:table-row table:style-name="ro1">
          <table:table-cell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-115" calcext:value-type="float">
            <text:p>-1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1" calcext:value-type="float">
            <text:p>-11</text:p>
          </table:table-cell>
          <table:table-cell table:number-columns-repeated="3"/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office:value-type="float" office:value="-27" calcext:value-type="float">
            <text:p>-2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float" office:value="-14" calcext:value-type="float">
            <text:p>-14</text:p>
          </table:table-cell>
          <table:table-cell table:number-columns-repeated="3"/>
        </table:table-row>
        <table:table-row table:style-name="ro1">
          <table:table-cell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office:value-type="float" office:value="-29" calcext:value-type="float">
            <text:p>-29</text:p>
          </table:table-cell>
          <table:table-cell table:number-columns-repeated="3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office:value-type="float" office:value="-17" calcext:value-type="float">
            <text:p>-17</text:p>
          </table:table-cell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float" office:value="-27" calcext:value-type="float">
            <text:p>-27</text:p>
          </table:table-cell>
          <table:table-cell table:number-columns-repeated="3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float" office:value="-17" calcext:value-type="float">
            <text:p>-17</text:p>
          </table:table-cell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 table:number-rows-repeated="10482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22:57:06.82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22:56:05.355000000</meta:creation-date>
    <dc:date>2024-04-11T00:20:53.227000000</dc:date>
    <meta:editing-duration>PT6M4S</meta:editing-duration>
    <meta:editing-cycles>5</meta:editing-cycles>
    <meta:generator>LibreOffice/24.2.2.2$Windows_X86_64 LibreOffice_project/d56cc158d8a96260b836f100ef4b4ef25d6f1a01</meta:generator>
    <meta:document-statistic meta:table-count="1" meta:cell-count="31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33cm" svg:height="14.716cm" xlink:href=".." xlink:type="simple" chart:class="chart:bar" chart:style-name="ch1">
        <chart:title svg:x="10.699cm" svg:y="0.43cm" chart:style-name="ch2">
          <text:p>Diferencia de Goles por Club</text:p>
        </chart:title>
        <chart:legend chart:legend-position="end" svg:x="24.885cm" svg:y="7.059cm" style:legend-expansion="high" chart:style-name="ch3"/>
        <chart:plot-area chart:style-name="ch4" table:cell-range-address="Hoja1.A2:Hoja1.A301" svg:x="1.557cm" svg:y="1.503cm" svg:width="22.782cm" svg:height="11.938cm">
          <chart:coordinate-region svg:x="2.496cm" svg:y="1.702cm" svg:width="21.843cm" svg:height="11.54cm"/>
          <chart:axis chart:dimension="x" chart:name="primary-x" chart:style-name="ch5">
            <chart:title svg:x="12.401cm" svg:y="13.735cm" chart:style-name="ch6">
              <text:p>Clubes</text:p>
            </chart:title>
          </chart:axis>
          <chart:axis chart:dimension="y" chart:name="primary-y" chart:style-name="ch7">
            <chart:title svg:x="0.451cm" svg:y="8.918cm" chart:style-name="ch8">
              <text:p>Diferencia de Goles</text:p>
            </chart:title>
            <chart:grid chart:style-name="ch9" chart:class="major"/>
          </chart:axis>
          <chart:series chart:style-name="ch10" chart:values-cell-range-address="Hoja1.A2:Hoja1.A301" chart:class="chart:bar">
            <chart:data-point chart:repeated="3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3">
                <text:p>513</text:p>
                <draw:g>
                  <svg:desc>Hoja1.A2:Hoja1.A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